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style>
    <style:style style:name="P10" style:family="paragraph" style:parent-style-name="Text_20_body">
      <style:text-properties fo:font-weight="bold" officeooo:rsid="00b3fa67" officeooo:paragraph-rsid="00d23aa9" style:font-weight-asian="bold" style:font-weight-complex="bold"/>
    </style:style>
    <style:style style:name="P11" style:family="paragraph" style:parent-style-name="Text_20_body" style:list-style-name="L2">
      <style:text-properties fo:font-weight="bold" officeooo:rsid="00d083de" officeooo:paragraph-rsid="00d083de" style:font-weight-asian="bold" style:font-weight-complex="bold"/>
    </style:style>
    <style:style style:name="P12" style:family="paragraph" style:parent-style-name="Text_20_body">
      <style:text-properties fo:font-weight="bold" officeooo:rsid="00bc4f7f" officeooo:paragraph-rsid="00d23aa9" style:font-weight-asian="bold" style:font-weight-complex="bold"/>
    </style:style>
    <style:style style:name="P13" style:family="paragraph" style:parent-style-name="Text_20_body">
      <style:text-properties fo:font-weight="normal" officeooo:rsid="00b3fa67" officeooo:paragraph-rsid="00d23aa9" style:font-weight-asian="normal" style:font-weight-complex="normal"/>
    </style:style>
    <style:style style:name="P14" style:family="paragraph" style:parent-style-name="Text_20_body" style:list-style-name="L3">
      <style:text-properties fo:font-weight="normal" officeooo:rsid="00d23aa9" officeooo:paragraph-rsid="00d23aa9" style:font-weight-asian="normal" style:font-weight-complex="normal"/>
    </style:style>
    <style:style style:name="P15" style:family="paragraph" style:parent-style-name="Text_20_body">
      <style:text-properties fo:font-style="normal" fo:font-weight="bold" officeooo:rsid="00b3fa67" officeooo:paragraph-rsid="00d23aa9" style:font-style-asian="normal" style:font-weight-asian="bold" style:font-style-complex="normal" style:font-weight-complex="bold"/>
    </style:style>
    <style:style style:name="P16" style:family="paragraph" style:parent-style-name="Text_20_body">
      <style:text-properties fo:language="es" fo:country="ES" officeooo:rsid="00738963" officeooo:paragraph-rsid="00738963"/>
    </style:style>
    <style:style style:name="P17" style:family="paragraph" style:parent-style-name="Text_20_body">
      <style:text-properties fo:language="es" fo:country="ES" officeooo:rsid="00ccb8ec" officeooo:paragraph-rsid="00ccb8ec"/>
    </style:style>
    <style:style style:name="P18" style:family="paragraph" style:parent-style-name="Text_20_body">
      <style:text-properties officeooo:rsid="00cfebb0" officeooo:paragraph-rsid="00cfebb0"/>
    </style:style>
    <style:style style:name="P19" style:family="paragraph" style:parent-style-name="Text_20_body" style:list-style-name="L2">
      <style:text-properties officeooo:rsid="00cfebb0" officeooo:paragraph-rsid="00cfebb0"/>
    </style:style>
    <style:style style:name="P20" style:family="paragraph" style:parent-style-name="Text_20_body">
      <style:text-properties officeooo:paragraph-rsid="00d23aa9"/>
    </style:style>
    <style:style style:name="P21" style:family="paragraph" style:parent-style-name="Text_20_body">
      <style:text-properties officeooo:rsid="00d23aa9" officeooo:paragraph-rsid="00d23aa9"/>
    </style:style>
    <style:style style:name="P22" style:family="paragraph" style:parent-style-name="Text_20_body" style:list-style-name="L4">
      <style:text-properties officeooo:rsid="00d23aa9" officeooo:paragraph-rsid="00d23aa9"/>
    </style:style>
    <style:style style:name="P23" style:family="paragraph" style:parent-style-name="Text_20_body">
      <style:text-properties officeooo:rsid="00d29764" officeooo:paragraph-rsid="00d29764"/>
    </style:style>
    <style:style style:name="P24" style:family="paragraph" style:parent-style-name="Text_20_body" style:list-style-name="L4">
      <style:text-properties officeooo:paragraph-rsid="00d23aa9"/>
    </style:style>
    <style:style style:name="P25" style:family="paragraph" style:parent-style-name="Text_20_body">
      <style:text-properties officeooo:paragraph-rsid="00d52021"/>
    </style:style>
    <style:style style:name="P26" style:family="paragraph" style:parent-style-name="Text_20_body">
      <style:text-properties officeooo:rsid="00d8a005" officeooo:paragraph-rsid="00d8a005"/>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3fa67" style:font-weight-asian="normal" style:font-weight-complex="normal"/>
    </style:style>
    <style:style style:name="T8" style:family="text">
      <style:text-properties fo:font-weight="normal" officeooo:rsid="00d083de" style:font-weight-asian="normal" style:font-weight-complex="normal"/>
    </style:style>
    <style:style style:name="T9" style:family="text">
      <style:text-properties fo:font-weight="normal" officeooo:rsid="00d23aa9" style:font-weight-asian="normal" style:font-weight-complex="normal"/>
    </style:style>
    <style:style style:name="T10" style:family="text">
      <style:text-properties fo:font-weight="normal" officeooo:rsid="00d29764" style:font-weight-asian="normal" style:font-weight-complex="normal"/>
    </style:style>
    <style:style style:name="T11" style:family="text">
      <style:text-properties officeooo:rsid="0071929a"/>
    </style:style>
    <style:style style:name="T12" style:family="text">
      <style:text-properties style:text-underline-style="solid" style:text-underline-width="auto" style:text-underline-color="font-color"/>
    </style:style>
    <style:style style:name="T13" style:family="text">
      <style:text-properties officeooo:rsid="00b0af89"/>
    </style:style>
    <style:style style:name="T14" style:family="text">
      <style:text-properties fo:font-style="normal" fo:font-weight="bold" officeooo:rsid="00b3fa67" style:font-style-asian="normal" style:font-weight-asian="bold" style:font-style-complex="normal" style:font-weight-complex="bold"/>
    </style:style>
    <style:style style:name="T15" style:family="text">
      <style:text-properties fo:font-style="normal" fo:font-weight="normal" officeooo:rsid="00d52021"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officeooo:rsid="00ca0214"/>
    </style:style>
    <style:style style:name="T18" style:family="text">
      <style:text-properties fo:language="es" fo:country="ES"/>
    </style:style>
    <style:style style:name="T19" style:family="text">
      <style:text-properties fo:language="es" fo:country="ES" officeooo:rsid="00ccb8ec"/>
    </style:style>
    <style:style style:name="T20" style:family="text">
      <style:text-properties officeooo:rsid="00ccb8ec"/>
    </style:style>
    <style:style style:name="T21" style:family="text">
      <style:text-properties style:text-underline-style="none" officeooo:rsid="00b0af89"/>
    </style:style>
    <style:style style:name="T22" style:family="text">
      <style:text-properties style:text-underline-style="none" officeooo:rsid="00d52021"/>
    </style:style>
    <style:style style:name="T23" style:family="text">
      <style:text-properties officeooo:rsid="00d083de"/>
    </style:style>
    <style:style style:name="T24" style:family="text">
      <style:text-properties officeooo:rsid="00d23aa9"/>
    </style:style>
    <style:style style:name="T25" style:family="text">
      <style:text-properties officeooo:rsid="00d29764"/>
    </style:style>
    <style:style style:name="T26" style:family="text">
      <style:text-properties fo:font-style="italic" style:font-style-asian="italic" style:font-style-complex="italic"/>
    </style:style>
    <style:style style:name="T27" style:family="text">
      <style:text-properties fo:font-style="italic" fo:font-weight="normal" officeooo:rsid="00d23aa9" style:font-style-asian="italic" style:font-weight-asian="normal" style:font-style-complex="italic" style:font-weight-complex="normal"/>
    </style:style>
    <style:style style:name="T28" style:family="text">
      <style:text-properties fo:font-style="italic" fo:font-weight="normal" officeooo:rsid="00d52021" style:font-style-asian="italic" style:font-weight-asian="normal" style:font-style-complex="italic" style:font-weight-complex="normal"/>
    </style:style>
    <style:style style:name="T29" style:family="text">
      <style:text-properties fo:font-style="italic" fo:font-weight="bold" officeooo:rsid="00d52021" style:font-style-asian="italic" style:font-weight-asian="bold" style:font-style-complex="italic" style:font-weight-complex="bold"/>
    </style:style>
    <style:style style:name="T30" style:family="text">
      <style:text-properties officeooo:rsid="00d52021"/>
    </style:style>
    <style:style style:name="T31" style:family="text">
      <style:text-properties officeooo:rsid="00d8a00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7">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1"> de servicios y procesos</text:span></text:p>
      <text:p text:style-name="P5"><text:span text:style-name="T4">Convocatoria</text:span><text:span text:style-name="T3">: </text:span><text:span text:style-name="T6">14</text:span>/<text:span text:style-name="T11">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Sumario</text:p>
          </text:index-title>
          <text:p text:style-name="P6"><text:a xlink:type="simple" xlink:href="#__RefHeading___Toc764_3770309621" text:style-name="Index_20_Link" text:visited-style-name="Index_20_Link">1 – Planteamiento del problema<text:tab/>3</text:a></text:p>
          <text:p text:style-name="P6"><text:a xlink:type="simple" xlink:href="#__RefHeading___Toc1897_1156227085" text:style-name="Index_20_Link" text:visited-style-name="Index_20_Link">2 – Solución<text:tab/>3</text:a></text:p>
          <text:p text:style-name="P7"><text:a xlink:type="simple" xlink:href="#__RefHeading___Toc1614_3770309621" text:style-name="Index_20_Link" text:visited-style-name="Index_20_Link">2.1 El cronometro<text:tab/>3</text:a></text:p>
          <text:p text:style-name="P7"><text:a xlink:type="simple" xlink:href="#__RefHeading___Toc1616_3770309621" text:style-name="Index_20_Link" text:visited-style-name="Index_20_Link">2.1 La hora actual<text:tab/>3</text:a></text:p>
          <text:p text:style-name="P6"><text:a xlink:type="simple" xlink:href="#__RefHeading___Toc1618_3770309621" text:style-name="Index_20_Link" text:visited-style-name="Index_20_Link">3 – Ejecutar el código<text:tab/>4</text:a></text:p>
        </text:index-body>
      </text:table-of-content>
      <text:p text:style-name="P5"/>
      <text:h text:style-name="P9" text:outline-level="1" text:is-list-header="true"><text:bookmark-start text:name="__RefHeading___Toc764_3770309621"/><text:span text:style-name="T19">1</text:span><text:span text:style-name="T18"> – </text:span>Planteamiento del problema<text:bookmark-end text:name="__RefHeading___Toc764_3770309621"/></text:h>
      <text:p text:style-name="P16"/>
      <text:p text:style-name="P17">Crear un cronómetro con 3 botones: PAUSE, RESUME, RESET a partir de un código base suministrado.</text:p>
      <text:p text:style-name="P17">Además debe contener otro elemento que muestre que hay otro hilo trabajando de manera simultánea.</text:p>
      <text:p text:style-name="P16"/>
      <text:h text:style-name="Heading_20_1" text:outline-level="1" text:is-list-header="true"><text:bookmark-start text:name="__RefHeading___Toc1897_1156227085"/><text:span text:style-name="T20">2 –</text:span> <text:span text:style-name="T21">Solución</text:span><text:span text:style-name="T13"> </text:span><text:bookmark-end text:name="__RefHeading___Toc1897_1156227085"/></text:h>
      <text:p text:style-name="P18"><text:span text:style-name="T5">La solución está implementada con un</text:span><text:span text:style-name="T10">a hebra</text:span><text:span text:style-name="T5"> que se encarga de visualizar y controlar el cronómetro <text:s/>y otr</text:span><text:span text:style-name="T10">a hebra</text:span><text:span text:style-name="T5"> que se encarga de recoger la hora actual y enviarle al objeto </text:span><text:span text:style-name="T10">Cronometro de la otra hebra</text:span><text:span text:style-name="T5"> un mensaje cada poco tiempo para que actualice la etiqueta de la hora actual.</text:span></text:p>
      <text:p text:style-name="P18"><text:span text:style-name="T10">Hay</text:span><text:span text:style-name="T5"> dos clases </text:span><text:span text:style-name="T10">y ambas </text:span><text:span text:style-name="T5">implementan la interfa</text:span><text:span text:style-name="T8">z</text:span><text:span text:style-name="T5"> Runnable:</text:span></text:p>
      <text:list xml:id="list208400075" text:style-name="L2">
        <text:list-item>
          <text:p text:style-name="P19"><text:span text:style-name="T3">Cronometro: </text:span><text:span text:style-name="T8">Controla la creación y refresco del cronometro.</text:span></text:p>
        </text:list-item>
        <text:list-item>
          <text:p text:style-name="P11"><text:span text:style-name="T23">C</text:span>ontrolHora:<text:span text:style-name="T5"> Controla el refresco de la hora actual.</text:span></text:p>
        </text:list-item>
      </text:list>
      <text:p text:style-name="P18"><text:span text:style-name="T5"/></text:p>
      <text:p text:style-name="P21"><text:span text:style-name="T5">El main de la aplicación está en la propia clase Cronometro. Ese main crea una instancia del objeto Cronometro que en su constructor hace lo siguiente:</text:span></text:p>
      <text:list text:style-name="L4">
        <text:list-item>
          <text:p text:style-name="P22"><text:span text:style-name="T5">Configura los elementos del Jframe</text:span></text:p>
        </text:list-item>
        <text:list-item>
          <text:p text:style-name="P22"><text:span text:style-name="T5">Crea una hebra basada en si mismo y que ejecutará su implementación de run.</text:span></text:p>
        </text:list-item>
        <text:list-item>
          <text:p text:style-name="P24"><text:span text:style-name="T9">Crea una hebra basada en la implementación de run de </text:span><text:span text:style-name="T27">ControlHora</text:span><text:span text:style-name="T9"> pas</text:span><text:span text:style-name="T10">á</text:span><text:span text:style-name="T9">ndole en el constructor una referencia </text:span><text:span text:style-name="T10">del objeto Cronometro.</text:span></text:p>
        </text:list-item>
      </text:list>
      <text:h text:style-name="Heading_20_2" text:outline-level="2" text:is-list-header="true"><text:bookmark-start text:name="__RefHeading___Toc1614_3770309621"/>2.1 El cronometro<text:bookmark-end text:name="__RefHeading___Toc1614_3770309621"/></text:h>
      <text:p text:style-name="P23">Cuando el hilo basado en Cronometro está corriendo este <text:s/>va <text:span text:style-name="T22">cíclicamente</text:span> calculando el tiempo transcurrido, transformando ese tiempo pasado en <text:s/>minutos y segundos y milésimas y mostrándolo en la ventana.</text:p>
      <text:p text:style-name="P25"><text:span text:style-name="T25">Ese bucle puede pausarse si </text:span><text:span text:style-name="T30">se pone la variable </text:span><text:span text:style-name="T29">cronometroPausado</text:span><text:span text:style-name="T28"> </text:span><text:span text:style-name="T15">a true, cosa que sucede cuando se pulsa el botón </text:span><text:span text:style-name="T28">Pause. </text:span><text:span text:style-name="T15">El botón Play pone esa variable a false <text:s/>lo cual reanuda el cronómetro.</text:span></text:p>
      <text:p text:style-name="Text_20_body"/>
      <text:h text:style-name="Heading_20_2" text:outline-level="2" text:is-list-header="true"><text:bookmark-start text:name="__RefHeading___Toc1616_3770309621"/>2.1 La hora actual<text:bookmark-end text:name="__RefHeading___Toc1616_3770309621"/></text:h>
      <text:p text:style-name="P26">La hora actual está controlada en el hilo basado en ControlHora que se creo durante la construccion del cronómetro. El metodo <text:span text:style-name="T26">run </text:span><text:span text:style-name="T16"><text:s/>de este hilo es un bucle que adquiere la hora del sistema y manda un mensaje al cronómetro para que actualice la etiqueta de la hora actual.</text:span></text:p>
      <text:h text:style-name="Heading_20_1" text:outline-level="1" text:is-list-header="true"><text:bookmark-start text:name="__RefHeading___Toc1618_3770309621"/><text:soft-page-break/>3 – Ejecutar el código<text:bookmark-end text:name="__RefHeading___Toc1618_3770309621"/></text:h>
      <text:p text:style-name="P12">Versión: <text:span text:style-name="T5">Java 21</text:span></text:p>
      <text:p text:style-name="P15">Paquete: <text:span text:style-name="T9">reto2</text:span></text:p>
      <text:p text:style-name="P15">Main: <text:span text:style-name="T9">reto2</text:span><text:span text:style-name="T5">.</text:span><text:span text:style-name="T9">Cronometro</text:span></text:p>
      <text:p text:style-name="P20"><text:span text:style-name="T14">Compilación:</text:span><text:span text:style-name="T3"> </text:span><text:span text:style-name="T7">javac </text:span><text:span text:style-name="T9">reto2</text:span><text:span text:style-name="T7">/</text:span><text:span text:style-name="T9">Cronometro</text:span><text:span text:style-name="T7">.java</text:span></text:p>
      <text:p text:style-name="P10">Ejecución: <text:span text:style-name="T5">java </text:span><text:span text:style-name="T9">reto2</text:span><text:span text:style-name="T5">/</text:span><text:span text:style-name="T9">Cronometro</text:span></text:p>
      <text:p text:style-name="P13">Tras la ejecución se <text:span text:style-name="T24">abrirá una ventana con el cronómetro. En la parte superior de la ventana se verá la hora actual. En el centro una etiqueta con el tiempo transcurrido en el cronómetro. En la parte inferior 3 botones:</text:span></text:p>
      <text:list text:style-name="L3">
        <text:list-item>
          <text:p text:style-name="P14">Play/resume: Inicia el cronómetro si está pausado.</text:p>
        </text:list-item>
        <text:list-item>
          <text:p text:style-name="P14">Pause: Pausa el cronómetro sin poner su tiempo a 0.</text:p>
        </text:list-item>
        <text:list-item>
          <text:p text:style-name="P14">Reset: <text:span text:style-name="T31">Pone</text:span> el tiempo del cronómetro a 0 sin pausar su progreso si estaba funcionand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4</text:page-number><text:s/><text:span text:style-name="MT2">de</text:span><text:span text:style-name="MT1"> </text:span><text:span text:style-name="MT1"><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2T21:26:02.460000000</dc:date>
    <meta:editing-duration>PT8H20M23S</meta:editing-duration>
    <meta:editing-cycles>63</meta:editing-cycles>
    <meta:generator>LibreOffice/7.4.7.2$Windows_X86_64 LibreOffice_project/723314e595e8007d3cf785c16538505a1c878ca5</meta:generator>
    <meta:print-date>2023-09-27T19:14:24.063000000</meta:print-date>
    <meta:printed-by>Archivos PDF</meta:printed-by>
    <meta:document-statistic meta:table-count="0" meta:image-count="0" meta:object-count="0" meta:page-count="4" meta:paragraph-count="38" meta:word-count="436" meta:character-count="2579" meta:non-whitespace-character-count="2177"/>
  </office:meta>
</office:document-meta>
</file>